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2cm" draw:marker-end-width="0.362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5.59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0.986cm"/>
    </style:style>
    <style:style style:name="gr4" style:family="graphic" style:parent-style-name="standard">
      <style:graphic-properties draw:stroke="none" svg:stroke-color="#000000" draw:fill="none" draw:fill-color="#ffffff" fo:min-height="3.5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7.57cm" fo:min-width="6.6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97cm" fo:min-width="6.6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17cm" fo:min-width="6.64cm"/>
    </style:style>
    <style:style style:name="gr8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02cm" fo:min-width="0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2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5.534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2.334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804cm" fo:min-width="0.354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3cm" fo:min-width="2.134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3cm" fo:min-width="0.53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0.534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8cm" fo:min-width="0.486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6cm" fo:min-width="0.509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3.934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3cm" svg:height="0.33cm" svg:x="1.626cm" svg:y="1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3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8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4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5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9cm" svg:y="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9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8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3cm" svg:y="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9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4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5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7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7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7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9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1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1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1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1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7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7cm" svg:y="1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7cm" svg:y="12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1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2cm" svg:y="1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1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6cm" svg:height="5.846cm" svg:x="-7.2cm" svg:y="2.2cm">
          <draw:text-box>
            <text:p>Grid is 0.79cm, subdiv 5</text:p>
            <text:p/>
          </draw:text-box>
        </draw:frame>
        <draw:custom-shape draw:style-name="gr3" draw:text-style-name="P1" draw:layer="layout" svg:width="2.1cm" svg:height="2.1cm" svg:x="4.324cm" svg:y="1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78cm" svg:height="3.78cm" svg:x="-5.72cm" svg:y="19.4cm">
          <draw:text-box>
            <text:p>2.1, 2.3</text:p>
          </draw:text-box>
        </draw:frame>
        <draw:custom-shape draw:style-name="gr5" draw:text-style-name="P1" draw:layer="layout" svg:width="7.14cm" svg:height="7.82cm" svg:x="12.304cm" svg:y="15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4cm" svg:height="3.22cm" svg:x="12.304cm" svg:y="24.3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4cm" svg:height="12.42cm" svg:x="3.904cm" svg:y="15.19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3cm" svg:height="2.3cm" svg:x="13.564cm" svg:y="18.419cm">
          <draw:text-box>
            <text:p>Integrator Time Constant</text:p>
          </draw:text-box>
        </draw:frame>
        <draw:frame draw:style-name="gr8" draw:text-style-name="P2" draw:layer="layout" svg:width="2.1cm" svg:height="2.3cm" svg:x="15.244cm" svg:y="24.859cm">
          <draw:text-box>
            <text:p>Free</text:p>
            <text:p>Pots</text:p>
          </draw:text-box>
        </draw:frame>
        <draw:frame draw:style-name="gr8" draw:text-style-name="P2" draw:layer="layout" svg:width="4.2cm" svg:height="2.3cm" svg:x="5.584cm" svg:y="18.419cm">
          <draw:text-box>
            <text:p>Coefficients</text:p>
          </draw:text-box>
        </draw:frame>
        <draw:custom-shape draw:style-name="gr9" draw:text-style-name="P1" draw:layer="layout" svg:width="0.92cm" svg:height="0.92cm" svg:x="1.76cm" svg:y="2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cm" svg:y="17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1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734cm" svg:height="0.962cm" svg:x="1.366cm" svg:y="14.8cm">
          <draw:text-box>
            <text:p>LED</text:p>
          </draw:text-box>
        </draw:frame>
        <draw:frame draw:style-name="gr11" draw:text-style-name="P2" draw:layer="layout" svg:width="2.52cm" svg:height="1.445cm" svg:x="1cm" svg:y="18.94cm">
          <draw:text-box>
            <text:p>Power</text:p>
          </draw:text-box>
        </draw:frame>
        <draw:frame draw:style-name="gr11" draw:text-style-name="P2" draw:layer="layout" svg:width="3.78cm" svg:height="1.673cm" svg:x="1.42cm" svg:y="23.54cm">
          <draw:text-box>
            <text:p>Initial</text:p>
            <text:p>Conditions</text:p>
          </draw:text-box>
        </draw:frame>
        <draw:frame draw:style-name="gr11" draw:text-style-name="P2" draw:layer="layout" svg:width="1.68cm" svg:height="1.445cm" svg:x="1.42cm" svg:y="26.3cm">
          <draw:text-box>
            <text:p>Run</text:p>
          </draw:text-box>
        </draw:frame>
        <draw:custom-shape draw:style-name="gr12" draw:text-style-name="P1" draw:layer="layout" svg:width="6.2cm" svg:height="1.2cm" svg:x="1.2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2cm" svg:height="1.2cm" svg:x="1.2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2cm" svg:height="1.2cm" svg:x="1.2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2cm" svg:height="1.2cm" svg:x="1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1.2cm" svg:x="7.4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1.2cm" svg:x="7.4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1.2cm" svg:x="7.4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1.2cm" svg:x="7.4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cm" svg:height="1.2cm" svg:x="10.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cm" svg:height="1.2cm" svg:x="10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cm" svg:height="1.2cm" svg:x="10.8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cm" svg:height="1.2cm" svg:x="10.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199cm" svg:x="12.2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199cm" svg:x="12.2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199cm" svg:x="12.2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199cm" svg:x="12.2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201cm" svg:height="1.199cm" draw:transform="skewX (0.0342084533390889) rotate (0.0340339204138894) translate (1.2cm 7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cm" svg:height="1.2cm" svg:x="2.8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cm" svg:height="1.2cm" svg:x="4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cm" svg:height="1.2cm" svg:x="6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148cm" svg:height="1.2cm" svg:x="1.2cm" svg:y="9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cm" svg:height="1.2cm" svg:x="2.8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173cm" svg:height="1.2cm" svg:x="4.427cm" svg:y="9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cm" svg:height="1.2cm" svg:x="6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148cm" svg:height="1.2cm" svg:x="4.4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148cm" svg:height="1.2cm" svg:x="2.8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148cm" svg:height="1.2cm" svg:x="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148cm" svg:height="1.2cm" svg:x="4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148cm" svg:height="1.2cm" svg:x="2.8cm" svg:y="10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148cm" svg:height="1.2cm" svg:x="1.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148cm" svg:height="1.2cm" svg:x="1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148cm" svg:height="1.2cm" svg:x="6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4.6cm" svg:height="1.2cm" svg:x="7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4.6cm" svg:height="1.2cm" svg:x="7.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4.6cm" svg:height="1.2cm" svg:x="7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4.6cm" svg:height="1.2cm" svg:x="7.4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1.2cm" svg:x="12.2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1.2cm" svg:x="12.2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cm" svg:height="1.2cm" svg:x="12.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9-18T11:42:31.525859477</meta:creation-date>
    <dc:date>2020-09-19T22:26:13.826883874</dc:date>
    <meta:editing-duration>PT45M23S</meta:editing-duration>
    <meta:editing-cycles>10</meta:editing-cycles>
    <meta:generator>LibreOffice/6.3.5.2$Linux_X86_64 LibreOffice_project/30$Build-2</meta:generator>
    <meta:document-statistic meta:object-count="330"/>
  </office:meta>
</office:document-meta>
</file>